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fo:font-style="italic" officeooo:paragraph-rsid="0004e2f6" style:font-style-asian="italic"/>
    </style:style>
    <style:style style:name="P2" style:family="paragraph" style:parent-style-name="Standard">
      <style:paragraph-properties fo:text-align="justify" style:justify-single-word="false"/>
      <style:text-properties fo:language="uk" fo:country="UA" fo:font-style="italic" officeooo:paragraph-rsid="0004e2f6" style:font-style-asian="italic"/>
    </style:style>
    <style:style style:name="P3" style:family="paragraph" style:parent-style-name="Standard">
      <style:paragraph-properties fo:text-align="justify" style:justify-single-word="false"/>
      <style:text-properties fo:language="uk" fo:country="UA" officeooo:paragraph-rsid="0004e2f6"/>
    </style:style>
    <style:style style:name="P4" style:family="paragraph" style:parent-style-name="Standard">
      <style:text-properties fo:language="uk" fo:country="UA" officeooo:paragraph-rsid="0004e2f6"/>
    </style:style>
    <style:style style:name="P5" style:family="paragraph" style:parent-style-name="Standard">
      <style:text-properties officeooo:paragraph-rsid="0004e2f6"/>
    </style:style>
    <style:style style:name="P6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officeooo:paragraph-rsid="0004e2f6"/>
    </style:style>
    <style:style style:name="P7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officeooo:rsid="0004e2f6" officeooo:paragraph-rsid="0004e2f6"/>
    </style:style>
    <style:style style:name="P8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font-size="11pt" officeooo:rsid="0004e2f6" officeooo:paragraph-rsid="0004e2f6" style:font-size-asian="11pt" style:font-size-complex="11pt"/>
    </style:style>
    <style:style style:name="P9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language="uk" fo:country="UA" officeooo:paragraph-rsid="0004e2f6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1pt" officeooo:rsid="0004e2f6" officeooo:paragraph-rsid="0004e2f6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00ff00"/>
    </style:style>
    <style:style style:name="T3" style:family="text">
      <style:text-properties fo:language="uk" fo:country="UA"/>
    </style:style>
    <style:style style:name="T4" style:family="text">
      <style:text-properties fo:language="uk" fo:country="UA" fo:font-weight="bold" style:font-weight-asian="bold"/>
    </style:style>
    <style:style style:name="T5" style:family="text">
      <style:text-properties fo:language="uk" fo:country="UA" fo:font-weight="bold" style:font-weight-asian="bold" fo:background-color="#00ff00"/>
    </style:style>
    <style:style style:name="T6" style:family="text">
      <style:text-properties fo:language="none" fo:country="none"/>
    </style:style>
    <style:style style:name="T7" style:family="text">
      <style:text-properties fo:color="#000000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8" style:family="text">
      <style:text-properties fo:font-style="italic" style:font-style-asian="italic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/>
    </style:style>
    <style:style style:name="T11" style:family="text">
      <style:text-properties fo:font-size="11pt" fo:language="uk" fo:country="UA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Варіант 2</text:span><text:span text:style-name="T5">1</text:span><text:span text:style-name="T4"><text:tab/><text:tab/></text:span><text:span text:style-name="T7">Тимошенко</text:span></text:p>
      <text:p text:style-name="P1">Ідентифікатори</text:p>
      <text:p text:style-name="P3">Містять великі букви латинского алфавіту та цифри. Починаються з букви. Довжина ідентифікаторів не більше 3 символів</text:p>
      <text:p text:style-name="P1">Константи </text:p>
      <text:p text:style-name="P4">Десяткові, двійкові та текстові константи</text:p>
      <text:p text:style-name="P1">Директиви</text:p>
      <text:p text:style-name="P4">END,</text:p>
      <text:p text:style-name="P4">SEGMENT - без операндів, ENDS, программа може мати тільки один сегмент кодів і тільки один сегмент даних</text:p>
      <text:p text:style-name="P4">MACRO (без параметрів або з одним параметром) ENDM</text:p>
      <text:p text:style-name="P4">DB,DW,DD з одним операндом - константою (рядкові константи тільки для DB)</text:p>
      <text:p text:style-name="P2">Розрядність даних та адрес</text:p>
      <text:p text:style-name="P4">16- розрядні дані та зміщення в сегменті, 32-розрядні дані та зміщення не використовуються</text:p>
      <text:p text:style-name="P1">Адресація операндів пам'яті</text:p>
      <text:p text:style-name="P4">Базова індексна адресація з константним зміщенням ([bp+si+6],[bx+di+12], ([bp+di] і т.п.) з оператором визначення типу (ptr) при необхідності</text:p>
      <text:p text:style-name="P2">Заміна сегментів</text:p>
      <text:p text:style-name="P4">Префікси заміни сегментів можуть задаватись тільки явно, <text:s/>а при необхідності автоматично генеруються транслятором</text:p>
      <text:p text:style-name="P1">Машинні команди</text:p>
      <text:p text:style-name="P4">Movsw</text:p>
      <text:p text:style-name="P4">Pop <text:span text:style-name="T1">mem</text:span></text:p>
      <text:p text:style-name="P4">Rol <text:span text:style-name="T1">reg, 1 </text:span></text:p>
      <text:p text:style-name="P4">Cmp <text:span text:style-name="T1">reg,mem</text:span></text:p>
      <text:p text:style-name="P4">Cmp <text:span text:style-name="T1">mem,reg</text:span></text:p>
      <text:p text:style-name="P4">Mov<text:span text:style-name="T1"> reg, reg </text:span></text:p>
      <text:p text:style-name="P3">Or <text:span text:style-name="T1">mem, imm</text:span></text:p>
      <text:p text:style-name="P3">Jna</text:p>
      <text:p text:style-name="P3">Де <text:span text:style-name="T1">reg –</text:span> 8 або 16 розрядні РЗП</text:p>
      <text:p text:style-name="P9"><text:span text:style-name="T1">mem – </text:span>адреса операнда в пам’яті</text:p>
      <text:p text:style-name="P9"><text:span text:style-name="T1">imm - </text:span>8 або 16-розрядні безпосередні дані (константи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7"><text:soft-page-break/><text:span text:style-name="T3"><text:s/><text:tab/><text:tab/><text:tab/> <text:s text:c="19"/></text:span><text:span text:style-name="T11">M1 MACRO IMM</text:span></text:p>
      <text:p text:style-name="P8"><text:span text:style-name="T3"><text:tab/><text:tab/><text:tab/><text:tab/> <text:s text:c="11"/>OR WORD PTR DS:[BX+DI+1], IMM</text:span></text:p>
      <text:p text:style-name="P8"><text:span text:style-name="T3"><text:tab/><text:tab/><text:tab/><text:tab/> <text:s text:c="7"/>ENDM</text:span></text:p>
      <text:p text:style-name="P8"><text:span text:style-name="T3"/></text:p>
      <text:p text:style-name="P8"><text:span text:style-name="T3"><text:tab/><text:tab/><text:tab/><text:tab/> <text:s text:c="7"/>M2 MACRO</text:span></text:p>
      <text:p text:style-name="P8"><text:span text:style-name="T3"><text:tab/><text:tab/><text:tab/><text:tab/> <text:s text:c="11"/>ROL AX, 1</text:span></text:p>
      <text:p text:style-name="P8"><text:span text:style-name="T3"><text:tab/><text:tab/><text:tab/><text:tab/> <text:s text:c="11"/>ROL BL, 1</text:span></text:p>
      <text:p text:style-name="P8"><text:span text:style-name="T3"><text:tab/><text:tab/><text:tab/><text:tab/> <text:s text:c="7"/>ENDM</text:span></text:p>
      <text:p text:style-name="P8"><text:span text:style-name="T3"/></text:p>
      <text:p text:style-name="P8"><text:span text:style-name="T3"><text:s/>0000<text:tab/><text:tab/><text:tab/> <text:s text:c="7"/>DATA SEGMENT</text:span></text:p>
      <text:p text:style-name="P8"><text:span text:style-name="T3"><text:s/>0000 <text:s/>13<text:tab/><text:tab/><text:tab/> <text:s text:c="2"/><text:tab/> <text:s text:c="3"/>V1 <text:s/>DB <text:s/>10011B</text:span></text:p>
      <text:p text:style-name="P8"><text:span text:style-name="T3"><text:s/>0001 <text:s/>54 65 73 74<text:tab/> <text:s text:c="3"/><text:tab/> <text:s text:c="3"/>S1 <text:s/>DB <text:s/>"Test"</text:span></text:p>
      <text:p text:style-name="P8"><text:span text:style-name="T3"><text:s/>0005 <text:s/>11D7<text:tab/><text:tab/><text:tab/> <text:s text:c="3"/>V2 <text:s/>DW <text:s/>4567</text:span></text:p>
      <text:p text:style-name="P8"><text:span text:style-name="T3"><text:s/>0007 <text:s/>F8631800<text:tab/><text:tab/><text:tab/> <text:s text:c="3"/>V3 <text:s/>DD <text:s/>1598456</text:span></text:p>
      <text:p text:style-name="P8"><text:span text:style-name="T3"><text:s/>000B<text:tab/><text:tab/><text:tab/> <text:s text:c="8"/>DATA ENDS</text:span></text:p>
      <text:p text:style-name="P8"><text:span text:style-name="T3"/></text:p>
      <text:p text:style-name="P8"><text:span text:style-name="T3"><text:s/>0000<text:tab/><text:tab/><text:tab/> <text:s text:c="8"/>CODE SEGMENT</text:span></text:p>
      <text:p text:style-name="P8"><text:span text:style-name="T3"><text:s/>0000<text:tab/><text:tab/><text:tab/> <text:s text:c="8"/>LB1:</text:span></text:p>
      <text:p text:style-name="P8"><text:span text:style-name="T3"><text:s/>0000 <text:s/>A5<text:tab/><text:tab/><text:tab/> <text:s text:c="7"/><text:tab/> <text:s text:c="3"/>MOVSW</text:span></text:p>
      <text:p text:style-name="P8"><text:span text:style-name="T3"><text:s/>0001 <text:s/>8B D8<text:tab/><text:tab/><text:tab/> <text:s text:c="3"/>MOV BX, AX</text:span></text:p>
      <text:p text:style-name="P8"><text:span text:style-name="T3"><text:s/>0003 <text:s/>8A C1<text:tab/><text:tab/><text:tab/> <text:s text:c="3"/>MOV AL, CL</text:span></text:p>
      <text:p text:style-name="P8"><text:span text:style-name="T3"><text:tab/><text:tab/><text:tab/><text:tab/> <text:s text:c="2"/>M2</text:span></text:p>
      <text:p text:style-name="P8"><text:span text:style-name="T3"><text:s/>0005 <text:s/>D1 C0 <text:s text:c="5"/><text:tab/> <text:s text:c="2"/>1<text:tab/> <text:s/>ROL AX, 1</text:span></text:p>
      <text:p text:style-name="P8"><text:span text:style-name="T3"><text:s/>0007 <text:s/>D0 C3 <text:s text:c="9"/>1<text:tab/> <text:s/>ROL BL, 1</text:span></text:p>
      <text:p text:style-name="P8"><text:span text:style-name="T3"><text:s/>0009 <text:s/>3A 01<text:tab/><text:tab/><text:tab/> <text:s text:c="3"/>CMP AL, DS:[BX+DI]</text:span></text:p>
      <text:p text:style-name="P8"><text:span text:style-name="T3"><text:s/>000B <text:s/>3B 4A 07<text:tab/><text:tab/><text:tab/> <text:s text:c="3"/>CMP CX, [BP+SI+7]</text:span></text:p>
      <text:p text:style-name="P8"><text:span text:style-name="T3"><text:s/>000E <text:s/>36: 3A 18<text:tab/><text:tab/> <text:s text:c="3"/><text:tab/> <text:s text:c="3"/>CMP BL, BYTE PTR SS:[BX+SI]</text:span></text:p>
      <text:p text:style-name="P8"><text:span text:style-name="T3"><text:s/>0011 <text:s/>3E: 38 4A 07<text:tab/><text:tab/> <text:s text:c="3"/>CMP DS:[BP+SI+7], CL</text:span></text:p>
      <text:p text:style-name="P8"><text:span text:style-name="T3"><text:s/>0015 <text:s/>26: 39 41 08<text:tab/><text:tab/> <text:s text:c="3"/>CMP ES:[BX+DI+8], AX</text:span></text:p>
      <text:p text:style-name="P8"><text:span text:style-name="T3"><text:s/>0019 <text:s/>76 00<text:tab/><text:tab/><text:tab/> <text:s text:c="3"/>JNA LB2</text:span></text:p>
      <text:p text:style-name="P8"><text:span text:style-name="T3"><text:s/>001B<text:tab/><text:tab/><text:tab/> <text:s text:c="9"/>LB2:</text:span></text:p>
      <text:p text:style-name="P8"><text:span text:style-name="T3"><text:tab/><text:tab/><text:tab/><text:tab/> <text:s text:c="3"/>M1 <text:s/>645</text:span></text:p>
      <text:p text:style-name="P8"><text:span text:style-name="T3"><text:s/>001B <text:s/>81 49 01 0285 <text:s text:c="3"/>1 <text:s text:c="8"/>OR WORD PTR DS:[BX+DI+1], 645</text:span></text:p>
      <text:p text:style-name="P8"><text:span text:style-name="T3"><text:s/>0020 <text:s/>81 4B 05 0806<text:tab/> <text:s text:c="16"/>OR <text:s/>WORD PTR [BP+DI+5], 2054</text:span></text:p>
      <text:p text:style-name="P8"><text:span text:style-name="T3"><text:s/>0025 <text:s/>3E: 80 0A 1B<text:tab/><text:tab/> <text:s text:c="4"/>OR <text:s/>BYTE PTR DS:[BP+SI], 11011B</text:span></text:p>
      <text:p text:style-name="P8"><text:span text:style-name="T3"><text:s/>0029 <text:s/>76 D5<text:tab/><text:tab/><text:tab/> <text:s text:c="4"/>JNA LB1</text:span></text:p>
      <text:p text:style-name="P8"><text:span text:style-name="T3"><text:s/>002B <text:s/>8F 43 08<text:tab/><text:tab/><text:tab/> <text:s text:c="4"/>POP [BP+DI+8]</text:span></text:p>
      <text:p text:style-name="P8"><text:span text:style-name="T3"><text:s/>002E<text:tab/><text:tab/><text:tab/> <text:s text:c="10"/>CODE ENDS</text:span></text:p>
      <text:p text:style-name="P8"><text:span text:style-name="T3"><text:tab/><text:tab/><text:tab/><text:tab/> <text:s text:c="10"/>END</text:span></text:p>
      <text:p text:style-name="P8"/>
      <text:p text:style-name="P8"><text:span text:style-name="T3">Macros:</text:span></text:p>
      <text:p text:style-name="P8"><text:span text:style-name="T3"><text:tab/><text:tab/>N a m e<text:tab/><text:tab/><text:tab/>Lines</text:span></text:p>
      <text:p text:style-name="P8"><text:span text:style-name="T3"/></text:p>
      <text:p text:style-name="P8"><text:span text:style-name="T3">M1 . . . . . . . . . . . . . . . <text:s/><text:tab/> <text:s text:c="2"/>1</text:span></text:p>
      <text:p text:style-name="P8"><text:span text:style-name="T3">M2 . . . . . . . . . . . . . . . <text:s/><text:tab/> <text:s text:c="2"/>2</text:span></text:p>
      <text:p text:style-name="P8"><text:span text:style-name="T3"/></text:p>
      <text:p text:style-name="P8"><text:span text:style-name="T3">Segments and Groups:</text:span></text:p>
      <text:p text:style-name="P10"/>
      <text:p text:style-name="P8"><text:span text:style-name="T3"><text:s text:c="16"/>N a m e <text:s text:c="8"/><text:tab/>Length<text:tab/> Align<text:tab/>Combine Class</text:span></text:p>
      <text:p text:style-name="P8"><text:span text:style-name="T3"/></text:p>
      <text:p text:style-name="P8"><text:span text:style-name="T3">CODE . . . . . . . . . . . . . . <text:s/><text:tab/>002E<text:tab/>PARA<text:tab/>NONE</text:span></text:p>
      <text:p text:style-name="P8"><text:span text:style-name="T3">DATA . . . . . . . . . . . . . . <text:s/><text:tab/>000B<text:tab/>PARA<text:tab/>NONE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>Symbols:</text:span></text:p>
      <text:p text:style-name="P8"/>
      <text:p text:style-name="P8"><text:span text:style-name="T3"><text:s text:c="16"/>N a m e <text:s text:c="8"/><text:tab/>Type<text:tab/> Value<text:tab/> Attr</text:span></text:p>
      <text:p text:style-name="P8"><text:span text:style-name="T3"/></text:p>
      <text:p text:style-name="P8"><text:span text:style-name="T3">LB1 <text:s/>. . . . . . . . . . . . . . <text:s/><text:tab/>L NEAR<text:tab/>0000<text:tab/>CODE</text:span></text:p>
      <text:p text:style-name="P8"><text:span text:style-name="T3">LB2 <text:s/>. . . . . . . . . . . . . . <text:s/><text:tab/>L NEAR<text:tab/>001B<text:tab/>CODE</text:span></text:p>
      <text:p text:style-name="P8"><text:span text:style-name="T3"/></text:p>
      <text:p text:style-name="P8"><text:span text:style-name="T3">S1 . . . . . . . . . . . . . . . <text:s/><text:tab/>L BYTE<text:tab/>0001<text:tab/>DATA</text:span></text:p>
      <text:p text:style-name="P8"><text:span text:style-name="T3"/></text:p>
      <text:p text:style-name="P8"><text:span text:style-name="T3">V1 . . . . . . . . . . . . . . . <text:s/><text:tab/>L BYTE<text:tab/>0000<text:tab/>DATA</text:span></text:p>
      <text:p text:style-name="P8"><text:span text:style-name="T3">V2 . . . . . . . . . . . . . . . <text:s/><text:tab/>L WORD<text:tab/>0005<text:tab/>DATA</text:span></text:p>
      <text:p text:style-name="P8"><text:span text:style-name="T3">V3 . . . . . . . . . . . . . . . <text:s/><text:tab/>L DWORD<text:tab/>0007<text:tab/>DATA</text:span></text:p>
      <text:p text:style-name="P8"><text:span text:style-name="T3"/></text:p>
      <text:p text:style-name="P8"><text:span text:style-name="T3">@FILENAME <text:s/>. . . . . . . . . . . <text:s/><text:tab/>TEXT <text:s/>testp</text:span></text:p>
      <text:p text:style-name="P8"><text:span text:style-name="T3"/></text:p>
      <text:p text:style-name="P8"><text:span text:style-name="T3"><text:s text:c="5"/>38 Source <text:s/>Lines</text:span></text:p>
      <text:p text:style-name="P8"><text:span text:style-name="T3"><text:s text:c="5"/>41 Total <text:s text:c="2"/>Lines</text:span></text:p>
      <text:p text:style-name="P8"><text:span text:style-name="T3"><text:s text:c="5"/>12 Symbols</text:span></text:p>
      <text:p text:style-name="P8"><text:span text:style-name="T3"/></text:p>
      <text:p text:style-name="P8"><text:span text:style-name="T3"><text:s text:c="2"/>50944 + 465600 Bytes symbol space free</text:span></text:p>
      <text:p text:style-name="P8"><text:span text:style-name="T3"/></text:p>
      <text:p text:style-name="P8"><text:span text:style-name="T3"><text:s text:c="6"/>0 Warning Errors</text:span></text:p>
      <text:p text:style-name="P8"><text:span text:style-name="T3"><text:s text:c="6"/>0 Severe <text:s/>Erro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0:30:34.406763100</meta:creation-date>
    <dc:date>2017-03-03T00:39:04.949045875</dc:date>
    <meta:editing-duration>PT1M7S</meta:editing-duration>
    <meta:editing-cycles>1</meta:editing-cycles>
    <meta:document-statistic meta:table-count="0" meta:image-count="0" meta:object-count="0" meta:page-count="3" meta:paragraph-count="87" meta:word-count="578" meta:character-count="3063" meta:non-whitespace-character-count="2014"/>
    <meta:generator>LibreOffice/5.1.6.2$Linux_X86_64 LibreOffice_project/10m0$Build-2</meta:generator>
  </office:meta>
</office:document-meta>
</file>